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0.423cm" fo:text-align="start" style:justify-single-word="false"/>
      <style:text-properties style:font-name="Arial" fo:font-size="11pt" officeooo:paragraph-rsid="0019e8a7" style:font-name-asian="Arial" style:font-size-asian="11pt" style:font-name-complex="Arial" style:font-size-complex="11pt"/>
    </style:style>
    <style:style style:name="P2" style:family="paragraph" style:parent-style-name="Standard" style:list-style-name="L1">
      <style:paragraph-properties fo:line-height="0.423cm" fo:text-align="start" style:justify-single-word="false"/>
      <style:text-properties style:font-name="Arial" fo:font-size="11pt" style:text-underline-style="none" officeooo:paragraph-rsid="0019e8a7" style:font-name-asian="Arial" style:font-size-asian="11pt" style:font-name-complex="Arial" style:font-size-complex="11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Symbols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9345143902678410" text:style-name="L1">
        <text:list-item>
          <text:list>
            <text:list-item>
              <text:list>
                <text:list-item>
                  <text:p text:style-name="P1">Guardar registro de usuarios y partidas jugadas (ganadas, perdidas).</text:p>
                </text:list-item>
                <text:list-item>
                  <text:p text:style-name="P1">Como invitado quiero dar mi nombre asi puedo jugar.</text:p>
                </text:list-item>
                <text:list-item>
                  <text:p text:style-name="P1">Como jugador cuando coloco una ficha quiero saber si gane.</text:p>
                </text:list-item>
                <text:list-item>
                  <text:p text:style-name="P2">Como jugador quiero ver el tablero de mi partida corriente.</text:p>
                </text:list-item>
                <text:list-item>
                  <text:p text:style-name="P2">Como usuario registrado quiero ver el historial de mis jugadas.</text:p>
                </text:list-item>
                <text:list-item>
                  <text:p text:style-name="P2">Conformar un ranking de jugadores.</text:p>
                </text:list-item>
                <text:list-item>
                  <text:p text:style-name="P2">Solo podrán jugar usuarios registrados.</text:p>
                </text:list-item>
                <text:list-item>
                  <text:p text:style-name="P2">El tablero estará formado por 6 filas y 7 columnas.</text:p>
                </text:list-item>
                <text:list-item>
                  <text:p text:style-name="P2">No se implementara una IA.</text:p>
                </text:list-item>
                <text:list-item>
                  <text:p text:style-name="P2">Cada jugador tendrá un turno para jugar.</text:p>
                </text:list-item>
                <text:list-item>
                  <text:p text:style-name="P2">Un jugador no podrá hacer nada durante el turno del contrincante.</text:p>
                </text:list-item>
                <text:list-item>
                  <text:p text:style-name="P2">Un jugador podrá crear una partida con una configuración personalizada.</text:p>
                </text:list-item>
                <text:list-item>
                  <text:p text:style-name="P2">Cada jugada tendrá un tiempo límite.</text:p>
                </text:list-item>
                <text:list-item>
                  <text:p text:style-name="P2">Si uno de los jugadores se desconecta durante una partida, pierde automáticamente.</text:p>
                </text:list-item>
                <text:list-item>
                  <text:p text:style-name="P2">Cada jugador tendrá la opción de conceder la partida. <text:s/></text:p>
                </text:list-item>
                <text:list-item>
                  <text:p text:style-name="P2">El jugador que comienza el juego será determinado por azar.</text:p>
                </text:list-item>
                <text:list-item>
                  <text:p text:style-name="P2">Se proveerá un listado de usuarios on-line con opción de búsqueda, con el fin de poder desafiarlos a una partida.</text:p>
                </text:list-item>
                <text:list-item>
                  <text:p text:style-name="P2">Se proveerá la opción de jugar partidas con un oponente al azar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5f_Symbols" style:display-name="Numbering_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7:13:40.858211224</meta:creation-date>
    <dc:date>2015-04-22T19:27:58.656509016</dc:date>
    <meta:editing-duration>PT17M53S</meta:editing-duration>
    <meta:editing-cycles>1</meta:editing-cycles>
    <meta:document-statistic meta:table-count="0" meta:image-count="0" meta:object-count="0" meta:page-count="1" meta:paragraph-count="18" meta:word-count="188" meta:character-count="1061" meta:non-whitespace-character-count="907"/>
    <meta:generator>LibreOffice/4.2.8.2$Linux_X86_64 LibreOffice_project/420m0$Build-2</meta:generator>
  </office:meta>
</office:document-meta>
</file>